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73cm" svg:height="21.192cm" svg:x="1.327cm" svg:y="2cm">
          <draw:image xlink:href="../../../../../../bgp_conf.png" xlink:type="simple" xlink:show="embed" xlink:actuate="onLoad">
            <text:p/>
          </draw:image>
        </draw:frame>
        <draw:custom-shape draw:style-name="gr2" draw:text-style-name="P1" draw:layer="layout" svg:width="1cm" svg:height="2.246cm" svg:x="6.601cm" svg:y="5.6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721cm" svg:height="2.274cm" svg:x="13.779cm" svg:y="10.2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424cm" svg:height="1.136cm" svg:x="11.771cm" svg:y="11.36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" draw:text-style-name="P1" draw:layer="layout" svg:width="0.424cm" svg:height="1.136cm" svg:x="11.143cm" svg:y="18.2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4" draw:text-style-name="P1" draw:layer="layout" svg:x1="8.716cm" svg:y1="11.939cm" svg:x2="10.717cm" svg:y2="11.939cm">
          <text:p/>
        </draw:line>
        <draw:line draw:style-name="gr5" draw:text-style-name="P1" draw:layer="layout" svg:x1="8.691cm" svg:y1="12.383cm" svg:x2="10.567cm" svg:y2="12.383cm">
          <text:p/>
        </draw:line>
        <draw:line draw:style-name="gr4" draw:text-style-name="P1" draw:layer="layout" svg:x1="5.544cm" svg:y1="19.12cm" svg:x2="7.545cm" svg:y2="19.12cm">
          <text:p/>
        </draw:line>
        <draw:line draw:style-name="gr5" draw:text-style-name="P1" draw:layer="layout" svg:x1="5.505cm" svg:y1="18.674cm" svg:x2="7.381cm" svg:y2="18.674cm">
          <text:p/>
        </draw:line>
        <draw:custom-shape draw:style-name="gr2" draw:text-style-name="P1" draw:layer="layout" svg:width="0.721cm" svg:height="2.822cm" svg:x="6.779cm" svg:y="20.45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lessio Di Fazio</meta:initial-creator>
    <meta:creation-date>2008-08-28T11:49:06</meta:creation-date>
    <dc:creator>Alessio Di Fazio</dc:creator>
    <dc:date>2008-08-28T11:58:42</dc:date>
    <meta:editing-cycles>2</meta:editing-cycles>
    <meta:editing-duration>PT9M3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